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Arial" style:font-family-asian="Arial" style:font-family-complex="Arial"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1.00pt" fo:font-weight="normal" fo:font-family="Arial" style:font-family-asian="Arial" style:font-family-complex="Arial"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0" style:family="text">
      <style:text-properties fo:font-size="11.00pt" fo:font-weight="normal"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Arial" style:font-family-asian="Arial" style:font-family-complex="Arial"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0.00pt" fo:font-weight="normal" fo:font-family="Arial" style:font-family-asian="Arial" style:font-family-complex="Arial"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style:use-window-font-color="true"/>
    </style:style>
    <style:style style:name="T88" style:family="text">
      <style:text-properties fo:font-size="11.00pt" fo:font-weight="normal" fo:font-family="Arial" style:font-family-asian="Arial" style:font-family-complex="Arial" fo:background-color="transparent" style:use-window-font-color="true"/>
    </style:style>
    <style:style style:name="T89" style:family="text">
      <style:text-properties fo:font-size="11.00pt" fo:font-weight="normal" fo:font-family="Arial" style:font-family-asian="Arial" style:font-family-complex="Arial" fo:background-color="transparent" style:use-window-font-color="true"/>
    </style:style>
    <style:style style:name="T90" style:family="text">
      <style:text-properties fo:font-size="11.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0.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0.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0.00pt" fo:font-weight="normal" fo:font-family="Arial" style:font-family-asian="Arial" style:font-family-complex="Arial" fo:background-color="transparent" style:use-window-font-color="true"/>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Arial" style:font-family-asian="Arial" style:font-family-complex="Arial"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Arial" style:font-family-asian="Arial" style:font-family-complex="Arial" fo:background-color="transparent" style:use-window-font-color="true"/>
    </style:style>
    <style:style style:name="T129" style:family="text">
      <style:text-properties fo:font-size="11.00pt" fo:font-weight="normal" fo:font-family="Arial" style:font-family-asian="Arial" style:font-family-complex="Arial" fo:background-color="transparent" style:use-window-font-color="true"/>
    </style:style>
    <style:style style:name="T130" style:family="text">
      <style:text-properties fo:font-size="11.00pt" fo:font-weight="normal" fo:font-family="Arial" style:font-family-asian="Arial" style:font-family-complex="Arial" fo:background-color="transparent" style:use-window-font-color="true"/>
    </style:style>
    <style:style style:name="T131" style:family="text">
      <style:text-properties fo:font-size="11.00pt" fo:font-weight="normal" fo:font-family="Arial" style:font-family-asian="Arial" style:font-family-complex="Arial"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5" style:family="text">
      <style:text-properties fo:font-size="11.00pt" fo:font-weight="normal" fo:font-family="Arial" style:font-family-asian="Arial" style:font-family-complex="Arial"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7" style:family="text">
      <style:text-properties fo:font-size="11.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center"/>
    </style:style>
    <style:style style:name="P2" style:family="paragraph">
      <style:paragraph-properties fo:line-height="150.00%" fo:text-align="right"/>
    </style:style>
    <style:style style:name="P3" style:family="paragraph">
      <style:paragraph-properties fo:line-height="150.00%" fo:text-align="center"/>
    </style:style>
    <style:style style:name="P4" style:family="paragraph">
      <style:paragraph-properties fo:line-height="150.00%" fo:text-align="justify"/>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justify" fo:margin-left="-18.00pt" fo:text-indent="18.00pt">
        <style:tab-stops>
          <style:tab-stop style:position="838842.15pt"/>
        </style:tab-stops>
      </style:paragraph-properties>
    </style:style>
    <style:style style:name="P6" style:family="paragraph">
      <style:paragraph-properties fo:line-height="115.00%" fo:text-align="justify" fo:margin-left="-18.00pt" fo:text-indent="18.00pt" fo:margin-bottom="6.75pt">
        <style:tab-stops>
          <style:tab-stop style:position="838842.15pt"/>
        </style:tab-stops>
      </style:paragraph-properties>
    </style:style>
    <style:style style:name="P7" style:family="paragraph">
      <style:paragraph-properties fo:line-height="150.00%" fo:text-align="justify"/>
    </style:style>
    <style:style style:name="P8" style:family="paragraph">
      <style:paragraph-properties fo:line-height="150.00%" fo:text-align="justify" fo:margin-left="0.00pt" fo:text-indent="20.25pt" fo:margin-bottom="6.75pt"/>
    </style:style>
    <style:style style:name="P9" style:family="paragraph">
      <style:paragraph-properties fo:line-height="150.00%" fo:text-align="justify"/>
    </style:style>
    <style:style style:name="P10" style:family="paragraph">
      <style:paragraph-properties fo:line-height="115.00%" fo:text-align="justify"/>
    </style:style>
    <style:style style:name="P11" style:family="paragraph">
      <style:paragraph-properties fo:line-height="150.00%" fo:text-align="justify"/>
    </style:style>
    <style:style style:name="P12" style:family="paragraph">
      <style:paragraph-properties fo:line-height="115.00%" fo:text-align="justify"/>
    </style:style>
    <style:style style:name="P13" style:family="paragraph">
      <style:paragraph-properties fo:line-height="150.00%" fo:text-align="justify"/>
    </style:style>
  </office:automatic-styles>
  <office:body>
    <office:text>
      <text:p text:style-name="P1"><text:span text:style-name="T1">Университет ИТМО</text:span></text:p>
      <text:p text:style-name="P1"><text:span text:style-name="T1">Кафедра ИПМ</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3">Машинное обучение</text:span></text:p>
      <text:p text:style-name="P1"><text:span text:style-name="T3">Лабораторная работа 1</text:span></text:p>
      <text:p text:style-name="P1"><text:span text:style-name="T4">«</text:span><text:span text:style-name="T5">Метрические алгоритмы классификации</text:span><text:span text:style-name="T6">»</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2"><text:span text:style-name="T8">Выполнил:</text:span></text:p>
      <text:p text:style-name="P2"><text:span text:style-name="T8">Морозов Стефан</text:span></text:p>
      <text:p text:style-name="P2"><text:span text:style-name="T8">группа Р4117</text:span></text:p>
      <text:p text:style-name="P2"><text:span text:style-name="T8">Преподаватель:</text:span></text:p>
      <text:p text:style-name="P2"><text:span text:style-name="T8">Жукова Н. А.</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3"><text:span text:style-name="T10">Санкт-Петербург</text:span></text:p>
      <text:p text:style-name="P3"><text:span text:style-name="T11">2017</text:span></text:p>
      <text:p text:style-name="P4"><text:span text:style-name="T12">1.</text:span><text:span text:style-name="T13">Постановка задачи</text:span></text:p>
      <text:list text:style-name="L5">
        <text:list-item>
          <text:p text:style-name="P5"><text:span text:style-name="T14">На языке Python программно реализовать два метрических алгоритма классификации: Naive Bayes и K Nearest Neighbours</text:span></text:p>
        </text:list-item>
        <text:list-item>
          <text:p text:style-name="P5"><text:span text:style-name="T14">Сравнить работу реализованных алгоритмов с библиотечными из scikit-learn </text:span></text:p>
        </text:list-item>
        <text:list-item>
          <text:p text:style-name="P5"><text:span text:style-name="T14">Для тренировки, теста и валидации использовать один из предложенных датасетов</text:span></text:p>
        </text:list-item>
        <text:list-item>
          <text:p text:style-name="P6"><text:span text:style-name="T15">Сформировать краткий отчет</text:span></text:p>
        </text:list-item>
      </text:list>
      <text:p text:style-name="P7"><text:span text:style-name="T16">2.<text:s/></text:span><text:span text:style-name="T17">Выбранный датасет</text:span><text:span text:style-name="T18">: PokerHand</text:span></text:p>
      <text:p text:style-name="P7"><text:a xlink:href="http://archive.ics.uci.edu/ml/datasets/Poker+Hand"><text:span text:style-name="T19">http://archive.ics.uci.edu/ml/datasets/Poker+Hand</text:span></text:a><text:span text:style-name="T20"/></text:p>
      <text:p text:style-name="P8"><text:span text:style-name="T21">Количество записей: 25000</text:span></text:p>
      <text:p text:style-name="P8"><text:span text:style-name="T21">Количество атрибутов: 10 (5 карт, для каждой - масть и ранг)</text:span></text:p>
      <text:p text:style-name="P8"><text:span text:style-name="T21">Данный датасет был изменен, 5 атрибутов масти были заменены 1 атрибутом "все ли карты одной масти", так же ранги карт были отсортированы. Решение об изменение датасета возникло после получения крайне не удовлетворительных результатов работы алгоритмов, на базовом датасете. Полагаю что большое количество мастей сильно увеличивало вариатовность, и существенно сказывалось на точности работы, к тому же это по сути лишняя информация, которая была упразднена до 1 атрибута. Причина сортировки рангов тоже проста - нет необходимости хранить данные данные в неупорядоченном виде, можно сказать что это так же увеличивает вариативность и негативно сказывается на точности работы. <text:line-break/>В конечном счете мы имеем 6 атрибутов: 5 рангов карт и флаг, одной ли они масти.</text:span></text:p>
      <text:p text:style-name="P8"><text:span text:style-name="T21">Парсер датасета находится в<text:s/></text:span><text:span text:style-name="T22">naiveBaye.ipynb</text:span></text:p>
      <text:p text:style-name="P9"><text:span text:style-name="T23">3.<text:s/></text:span><text:span text:style-name="T24">Алгоритм Naive Bayes (naiveBayes.py)</text:span></text:p>
      <text:p text:style-name="P10"><text:span text:style-name="T25">import math</text:span></text:p>
      <text:p text:style-name="P10"><text:span text:style-name="T25">import numpy as np</text:span></text:p>
      <text:p text:style-name="P10"><text:span text:style-name="T25">import pandas as pd</text:span></text:p>
      <text:p text:style-name="P10"><text:span text:style-name="T25">from sklearn.model_selection import train_test_split</text:span></text:p>
      <text:p text:style-name="P10"><text:span text:style-name="T25">from sklearn.naive_bayes import GaussianNB</text:span></text:p>
      <text:p text:style-name="P10"><text:span text:style-name="T26"/></text:p>
      <text:p text:style-name="P10"><text:span text:style-name="T27">def change_dataset():</text:span></text:p>
      <text:p text:style-name="P10"><text:span text:style-name="T27"><text:s text:c="4"/>with open("data.csv") as inf, open("new_data.csv", "w") as outf:</text:span></text:p>
      <text:p text:style-name="P10"><text:span text:style-name="T27"><text:s text:c="8"/>for line in inf:</text:span></text:p>
      <text:p text:style-name="P10"><text:span text:style-name="T27"><text:s text:c="12"/>ans = []</text:span></text:p>
      <text:p text:style-name="P10"><text:span text:style-name="T27"><text:s text:c="12"/>rang = []</text:span></text:p>
      <text:p text:style-name="P10"><text:span text:style-name="T27"><text:s text:c="12"/>s = line.split(',')</text:span></text:p>
      <text:p text:style-name="P10"><text:span text:style-name="T27"><text:s text:c="12"/>if (s[0] == s[2] == s[4] == s[6] == s[8]):</text:span></text:p>
      <text:p text:style-name="P10"><text:span text:style-name="T27"><text:s text:c="16"/>ans.append(1)</text:span></text:p>
      <text:p text:style-name="P10"><text:span text:style-name="T27"><text:s text:c="12"/>else:</text:span></text:p>
      <text:p text:style-name="P10"><text:span text:style-name="T27"><text:s text:c="16"/>ans.append(0)</text:span></text:p>
      <text:p text:style-name="P10"><text:span text:style-name="T27"><text:s text:c="12"/>rang = s[1:10:2]</text:span></text:p>
      <text:p text:style-name="P10"><text:span text:style-name="T27"><text:s text:c="12"/>rang.sort(key=int)</text:span></text:p>
      <text:p text:style-name="P10"><text:span text:style-name="T27"><text:s text:c="12"/>ans.extend(rang)</text:span></text:p>
      <text:p text:style-name="P10"><text:span text:style-name="T27"><text:s text:c="12"/>ans.append(s[10])</text:span></text:p>
      <text:p text:style-name="P10"><text:span text:style-name="T27"><text:s text:c="12"/>out = ','.join(map(str, ans))</text:span></text:p>
      <text:p text:style-name="P10"><text:span text:style-name="T27"><text:s text:c="12"/>outf.write(out)</text:span></text:p>
      <text:p text:style-name="P10"><text:span text:style-name="T27"/></text:p>
      <text:p text:style-name="P10"><text:span text:style-name="T27">def split_dataset(test_size):</text:span></text:p>
      <text:p text:style-name="P10"><text:span text:style-name="T27"><text:s text:c="4"/>dataset = pd.read_csv("tranning.csv", header=None).values</text:span></text:p>
      <text:p text:style-name="P10"><text:span text:style-name="T27"><text:s text:c="4"/>attr = dataset[:, :-1].astype(np.int32, copy=False) #<text:s/></text:span><text:span text:style-name="T28">атрибуты</text:span></text:p>
      <text:p text:style-name="P10"><text:span text:style-name="T29"><text:s text:c="4"/>classes = dataset[:, -1].astype(np.int32, copy=False) #<text:s/></text:span><text:span text:style-name="T30">классы</text:span></text:p>
      <text:p text:style-name="P10"><text:span text:style-name="T31"><text:s text:c="4"/>data_train, data_test, class_train, class_test = train_test_split(attr, classes, test_size=test_size, random_state=55)</text:span></text:p>
      <text:p text:style-name="P10"><text:span text:style-name="T31"><text:s text:c="4"/>return data_train, class_train, data_test, class_test</text:span></text:p>
      <text:p text:style-name="P10"><text:span text:style-name="T32"/></text:p>
      <text:p text:style-name="P10"><text:span text:style-name="T33">#<text:s/></text:span><text:span text:style-name="T34">Разделяет обучающую выборку по классам таким образом,</text:span></text:p>
      <text:p text:style-name="P10"><text:span text:style-name="T35">#<text:s text:c="2"/></text:span><text:span text:style-name="T36">чтобы можно было получить все элементы, принадлежащие определенному классу.</text:span></text:p>
      <text:p text:style-name="P10"><text:span text:style-name="T37">def separate_by_class(data_train, class_train):</text:span></text:p>
      <text:p text:style-name="P10"><text:span text:style-name="T37"><text:s text:c="4"/>classes_dict = {}</text:span></text:p>
      <text:p text:style-name="P10"><text:span text:style-name="T37"><text:s text:c="4"/>for i in range(len(data_train)):</text:span></text:p>
      <text:p text:style-name="P10"><text:span text:style-name="T37"><text:s text:c="8"/>classes_dict.setdefault(class_train[i], []).append(data_train[i])</text:span></text:p>
      <text:p text:style-name="P10"><text:span text:style-name="T37"><text:s text:c="4"/>return classes_dict</text:span></text:p>
      <text:p text:style-name="P10"><text:span text:style-name="T38"/></text:p>
      <text:p text:style-name="P10"><text:span text:style-name="T39">def mean(numbers):<text:s text:c="2"/>#<text:s/></text:span><text:span text:style-name="T40">Среднее значение</text:span></text:p>
      <text:p text:style-name="P10"><text:span text:style-name="T41"><text:s text:c="4"/>return sum(numbers) / float(len(numbers))</text:span></text:p>
      <text:p text:style-name="P10"><text:span text:style-name="T42"/></text:p>
      <text:p text:style-name="P10"><text:span text:style-name="T43">def stand_dev(numbers):<text:s text:c="2"/>#<text:s/></text:span><text:span text:style-name="T44">вычисление дисперсии</text:span></text:p>
      <text:p text:style-name="P10"><text:span text:style-name="T45"><text:s text:c="4"/>var = sum([pow(x - mean(numbers), 2) for x in numbers]) / float(len(numbers) - 1)</text:span></text:p>
      <text:p text:style-name="P10"><text:span text:style-name="T45"><text:s text:c="4"/>return math.sqrt(var)</text:span></text:p>
      <text:p text:style-name="P10"><text:span text:style-name="T46"/></text:p>
      <text:p text:style-name="P10"><text:span text:style-name="T47">def summarize(data_train):</text:span></text:p>
      <text:p text:style-name="P10"><text:span text:style-name="T47"><text:s text:c="4"/>summaries = [(mean(att_numbers), stand_dev(att_numbers)) for att_numbers in zip(*data_train)]</text:span></text:p>
      <text:p text:style-name="P10"><text:span text:style-name="T47"><text:s text:c="4"/>return summaries</text:span></text:p>
      <text:p text:style-name="P10"><text:span text:style-name="T48"/></text:p>
      <text:p text:style-name="P10"><text:span text:style-name="T49">def summarize_by_class(data_train, class_train): #<text:s/></text:span><text:span text:style-name="T50">Обучение классификатора</text:span></text:p>
      <text:p text:style-name="P10"><text:span text:style-name="T51"><text:s text:c="4"/>#<text:s/></text:span><text:span text:style-name="T52">Разделяет обучающую выборку по классам таким образом,</text:span></text:p>
      <text:p text:style-name="P10"><text:span text:style-name="T53"><text:s text:c="4"/>#<text:s/></text:span><text:span text:style-name="T54">чтобы можно было получить все элементы, принадлежащие определенному классу.</text:span></text:p>
      <text:p text:style-name="P10"><text:span text:style-name="T55"><text:s text:c="4"/>classes_dict = separate_by_class(data_train, class_train)</text:span></text:p>
      <text:p text:style-name="P10"><text:span text:style-name="T55"><text:s text:c="4"/>summaries = {}</text:span></text:p>
      <text:p text:style-name="P10"><text:span text:style-name="T55"><text:s text:c="4"/>for class_name, instances in classes_dict.items():</text:span></text:p>
      <text:p text:style-name="P10"><text:span text:style-name="T55"><text:s text:c="8"/>summaries[class_name] = summarize(instances)</text:span></text:p>
      <text:p text:style-name="P10"><text:span text:style-name="T55"><text:s text:c="4"/>return summaries</text:span></text:p>
      <text:p text:style-name="P10"><text:span text:style-name="T56"/></text:p>
      <text:p text:style-name="P10"><text:span text:style-name="T57">#<text:s/></text:span><text:span text:style-name="T58">вычисление апостериорной вероятности принадлежности объекта к определенному классу</text:span></text:p>
      <text:p text:style-name="P10"><text:span text:style-name="T59">def calc_probability(x, mean, stdev):</text:span></text:p>
      <text:p text:style-name="P10"><text:span text:style-name="T59"><text:s text:c="4"/>if stdev == 0:</text:span></text:p>
      <text:p text:style-name="P10"><text:span text:style-name="T59"><text:s text:c="8"/>stdev += 0.000001<text:s text:c="2"/>#<text:s/></text:span><text:span text:style-name="T60">добавляем эпсилон, если дисперсия равна 0</text:span></text:p>
      <text:p text:style-name="P10"><text:span text:style-name="T61"><text:s text:c="4"/>exponent = math.exp(-(math.pow(x - mean, 2) / (2 * math.pow(stdev, 2))))</text:span></text:p>
      <text:p text:style-name="P10"><text:span text:style-name="T61"><text:s text:c="4"/>return (1 / (math.sqrt(2 * math.pi) * stdev)) * exponent</text:span></text:p>
      <text:p text:style-name="P10"><text:span text:style-name="T62"/></text:p>
      <text:p text:style-name="P10"><text:span text:style-name="T63">#<text:s/></text:span><text:span text:style-name="T64">вычисление вероятности принадлежности объекта к каждому из классов</text:span></text:p>
      <text:p text:style-name="P10"><text:span text:style-name="T65">def calc_class_probabilities(summaries, instance_attr):</text:span></text:p>
      <text:p text:style-name="P10"><text:span text:style-name="T65"><text:s text:c="4"/>probabilities = {}</text:span></text:p>
      <text:p text:style-name="P10"><text:span text:style-name="T65"><text:s text:c="4"/>for class_name, class_summaries in summaries.items():</text:span></text:p>
      <text:p text:style-name="P10"><text:span text:style-name="T65"><text:s text:c="8"/>probabilities[class_name] = 1.0</text:span></text:p>
      <text:p text:style-name="P10"><text:span text:style-name="T65"><text:s text:c="8"/>for i in range(len(class_summaries)):</text:span></text:p>
      <text:p text:style-name="P10"><text:span text:style-name="T65"><text:s text:c="12"/>mean, stdev = class_summaries[i]</text:span></text:p>
      <text:p text:style-name="P10"><text:span text:style-name="T65"><text:s text:c="12"/>x = float(instance_attr[i])</text:span></text:p>
      <text:p text:style-name="P10"><text:span text:style-name="T65"><text:s text:c="12"/>probabilities[class_name] *= calc_probability(x, mean, stdev)</text:span></text:p>
      <text:p text:style-name="P10"><text:span text:style-name="T65"><text:s text:c="4"/>return probabilities</text:span></text:p>
      <text:p text:style-name="P10"><text:span text:style-name="T66"/></text:p>
      <text:p text:style-name="P10"><text:span text:style-name="T67">#<text:s/></text:span><text:span text:style-name="T68">классификация одного объекта</text:span></text:p>
      <text:p text:style-name="P10"><text:span text:style-name="T69">def predict_one(summaries, instance_attr):</text:span></text:p>
      <text:p text:style-name="P10"><text:span text:style-name="T69"><text:s text:c="4"/>#<text:s/></text:span><text:span text:style-name="T70">вычисление вероятности принадлежности объекта к каждому из классов</text:span></text:p>
      <text:p text:style-name="P10"><text:span text:style-name="T71"><text:s text:c="4"/>probabilities = calc_class_probabilities(summaries, instance_attr)</text:span></text:p>
      <text:p text:style-name="P10"><text:span text:style-name="T71"><text:s text:c="4"/>best_class, max_prob = None, -1</text:span></text:p>
      <text:p text:style-name="P10"><text:span text:style-name="T71"><text:s text:c="4"/>for class_name, probability in probabilities.items():</text:span></text:p>
      <text:p text:style-name="P10"><text:span text:style-name="T71"><text:s text:c="8"/>if best_class is None or probability &gt; max_prob:</text:span></text:p>
      <text:p text:style-name="P10"><text:span text:style-name="T71"><text:s text:c="12"/>max_prob = probability</text:span></text:p>
      <text:p text:style-name="P10"><text:span text:style-name="T71"><text:s text:c="12"/>best_class = class_name</text:span></text:p>
      <text:p text:style-name="P10"><text:span text:style-name="T71"><text:s text:c="4"/>return best_class</text:span></text:p>
      <text:p text:style-name="P10"><text:span text:style-name="T72"/></text:p>
      <text:p text:style-name="P10"><text:span text:style-name="T73">#<text:s/></text:span><text:span text:style-name="T74">классификация тестовой выборки</text:span></text:p>
      <text:p text:style-name="P10"><text:span text:style-name="T75">def predict(summaries, data_test):</text:span></text:p>
      <text:p text:style-name="P10"><text:span text:style-name="T75"><text:s text:c="4"/>predictions = []</text:span></text:p>
      <text:p text:style-name="P10"><text:span text:style-name="T75"><text:s text:c="4"/>for i in range(len(data_test)):</text:span></text:p>
      <text:p text:style-name="P10"><text:span text:style-name="T75"><text:s text:c="8"/>result = predict_one(summaries, data_test[i])</text:span></text:p>
      <text:p text:style-name="P10"><text:span text:style-name="T75"><text:s text:c="8"/>predictions.append(result)</text:span></text:p>
      <text:p text:style-name="P10"><text:span text:style-name="T75"><text:s text:c="4"/>return predictions</text:span></text:p>
      <text:p text:style-name="P10"><text:span text:style-name="T76"/></text:p>
      <text:p text:style-name="P10"><text:span text:style-name="T77">#<text:s/></text:span><text:span text:style-name="T78">сравнение результатов классификации с реальными, вычисление точности классификации</text:span></text:p>
      <text:p text:style-name="P10"><text:span text:style-name="T79">def calc_accuracy(summaries, data_test, class_test):</text:span></text:p>
      <text:p text:style-name="P10"><text:span text:style-name="T79"><text:s text:c="4"/>correct_answ = 0</text:span></text:p>
      <text:p text:style-name="P10"><text:span text:style-name="T79"><text:s text:c="4"/>predictions = predict(summaries, data_test)</text:span></text:p>
      <text:p text:style-name="P10"><text:span text:style-name="T79"><text:s text:c="4"/>for i in range(len(data_test)):</text:span></text:p>
      <text:p text:style-name="P10"><text:span text:style-name="T79"><text:s text:c="8"/>if class_test[i] == predictions[i]:</text:span></text:p>
      <text:p text:style-name="P10"><text:span text:style-name="T79"><text:s text:c="12"/>correct_answ += 1</text:span></text:p>
      <text:p text:style-name="P10"><text:span text:style-name="T79"><text:s text:c="4"/>return correct_answ / float(len(data_test))</text:span></text:p>
      <text:p text:style-name="P10"><text:span text:style-name="T80"/></text:p>
      <text:p text:style-name="P10"><text:span text:style-name="T81">def main():</text:span></text:p>
      <text:p text:style-name="P10"><text:span text:style-name="T81"><text:s text:c="4"/>data_train, class_train, data_test, class_test = split_dataset(0.33)</text:span></text:p>
      <text:p text:style-name="P10"><text:span text:style-name="T81"><text:s text:c="4"/>summaries = summarize_by_class(data_train, class_train)</text:span></text:p>
      <text:p text:style-name="P10"><text:span text:style-name="T81"><text:s text:c="4"/>accuracy = calc_accuracy(summaries, data_test, class_test)</text:span></text:p>
      <text:p text:style-name="P10"><text:span text:style-name="T81"><text:s text:c="4"/>print('myNBClass ', 'Accuracy: ', accuracy)</text:span></text:p>
      <text:p text:style-name="P10"><text:span text:style-name="T82"/></text:p>
      <text:p text:style-name="P10"><text:span text:style-name="T83"><text:s text:c="4"/>clf = GaussianNB()</text:span></text:p>
      <text:p text:style-name="P10"><text:span text:style-name="T83"><text:s text:c="4"/>clf.fit(data_train, class_train)</text:span></text:p>
      <text:p text:style-name="P10"><text:span text:style-name="T83"><text:s text:c="4"/>print('sklNBClass ', 'Accuracy: ', clf.score(data_test, class_test))</text:span></text:p>
      <text:p text:style-name="P10"><text:span text:style-name="T84"/></text:p>
      <text:p text:style-name="P10"><text:span text:style-name="T85">main()</text:span></text:p>
      <text:p text:style-name="P11"><text:span text:style-name="T86"/></text:p>
      <text:p text:style-name="P11"><text:span text:style-name="T87">Вывод программы:</text:span></text:p>
      <text:p text:style-name="P11"><text:span text:style-name="T87">Базовый датасет</text:span></text:p>
      <text:p text:style-name="P11"><text:span text:style-name="T88">myNBClass<text:s text:c="2"/>Accuracy:<text:s text:c="2"/>0.05037984806077569 \(0_0)/</text:span></text:p>
      <text:p text:style-name="P11"><text:span text:style-name="T88">sklNBClass<text:s text:c="2"/>Accuracy:<text:s text:c="2"/>0.500279888045</text:span></text:p>
      <text:p text:style-name="P11"><text:span text:style-name="T89">Измененный датасет</text:span></text:p>
      <text:p text:style-name="P11"><text:span text:style-name="T90">myNBClass<text:s text:c="2"/>Accuracy:<text:s text:c="2"/>0.45765693722510997</text:span></text:p>
      <text:p text:style-name="P11"><text:span text:style-name="T90">sklNBClass<text:s text:c="2"/>Accuracy:<text:s text:c="2"/>0.592483006797</text:span></text:p>
      <text:p text:style-name="P11"><text:span text:style-name="T91"/></text:p>
      <text:p text:style-name="P11"><text:span text:style-name="T92">4.<text:s/></text:span><text:span text:style-name="T93">Алгоритм K Nearest Neighbours (neighbours.py)</text:span></text:p>
      <text:p text:style-name="P12"><text:span text:style-name="T94">from __future__ import division</text:span></text:p>
      <text:p text:style-name="P12"><text:span text:style-name="T94">import pandas as pd</text:span></text:p>
      <text:p text:style-name="P12"><text:span text:style-name="T94">import numpy as np</text:span></text:p>
      <text:p text:style-name="P12"><text:span text:style-name="T94">import operator</text:span></text:p>
      <text:p text:style-name="P12"><text:span text:style-name="T94">from sklearn.model_selection import train_test_split</text:span></text:p>
      <text:p text:style-name="P12"><text:span text:style-name="T94">from math import sqrt</text:span></text:p>
      <text:p text:style-name="P12"><text:span text:style-name="T94">from collections import Counter</text:span></text:p>
      <text:p text:style-name="P12"><text:span text:style-name="T94">from sklearn.neighbors import KNeighborsClassifier</text:span></text:p>
      <text:p text:style-name="P12"><text:span text:style-name="T95"/></text:p>
      <text:p text:style-name="P12"><text:span text:style-name="T96">def load_data(filename):</text:span></text:p>
      <text:p text:style-name="P12"><text:span text:style-name="T96"><text:s text:c="4"/>dataset = pd.read_csv(filename, header=None).values</text:span></text:p>
      <text:p text:style-name="P12"><text:span text:style-name="T96"><text:s text:c="4"/>attr = dataset[:, :-1].astype(np.int32, copy=False) #<text:s/></text:span><text:span text:style-name="T97">атрибуты</text:span></text:p>
      <text:p text:style-name="P12"><text:span text:style-name="T98"><text:s text:c="4"/>classes = dataset[:, -1].astype(np.int32, copy=False) #<text:s/></text:span><text:span text:style-name="T99">классы</text:span></text:p>
      <text:p text:style-name="P12"><text:span text:style-name="T100"><text:s text:c="4"/>return train_test_split(attr, classes, test_size=0.35)</text:span></text:p>
      <text:p text:style-name="P12"><text:span text:style-name="T101"/></text:p>
      <text:p text:style-name="P12"><text:span text:style-name="T102">#<text:s/></text:span><text:span text:style-name="T103">евклидово расстояние от объекта 1 до объекта 2</text:span></text:p>
      <text:p text:style-name="P12"><text:span text:style-name="T104">def euclidean_distance(instance1, instance2):</text:span></text:p>
      <text:p text:style-name="P12"><text:span text:style-name="T104"><text:s text:c="4"/>squares = [(i - j) ** 2 for i, j in zip(instance1, instance2)]</text:span></text:p>
      <text:p text:style-name="P12"><text:span text:style-name="T104"><text:s text:c="4"/>return sqrt(sum(squares))</text:span></text:p>
      <text:p text:style-name="P12"><text:span text:style-name="T105"/></text:p>
      <text:p text:style-name="P12"><text:span text:style-name="T106">#<text:s/></text:span><text:span text:style-name="T107">рассчет расстояний до всех объектов в датасете</text:span></text:p>
      <text:p text:style-name="P12"><text:span text:style-name="T108">def get_neighbours(instance, data_train, class_train, k):</text:span></text:p>
      <text:p text:style-name="P12"><text:span text:style-name="T108"><text:s text:c="4"/>distances = []</text:span></text:p>
      <text:p text:style-name="P12"><text:span text:style-name="T108"><text:s text:c="4"/>for i in data_train:</text:span></text:p>
      <text:p text:style-name="P12"><text:span text:style-name="T108"><text:s text:c="8"/>distances.append(euclidean_distance(instance, i))</text:span></text:p>
      <text:p text:style-name="P12"><text:span text:style-name="T108"><text:s text:c="4"/>distances = tuple(zip(distances, class_train))</text:span></text:p>
      <text:p text:style-name="P12"><text:span text:style-name="T108"><text:s text:c="4"/># c</text:span><text:span text:style-name="T109">ортировка расстояний по возрастанию k ближайших соседей</text:span></text:p>
      <text:p text:style-name="P12"><text:span text:style-name="T110"><text:s text:c="4"/>return sorted(distances, key=operator.itemgetter(0))[:k]</text:span></text:p>
      <text:p text:style-name="P12"><text:span text:style-name="T111"/></text:p>
      <text:p text:style-name="P12"><text:span text:style-name="T112">#<text:s/></text:span><text:span text:style-name="T113">определение самого распространенного класса среди соседей</text:span></text:p>
      <text:p text:style-name="P12"><text:span text:style-name="T114">def get_response(neigbours):</text:span></text:p>
      <text:p text:style-name="P12"><text:span text:style-name="T114"><text:s text:c="4"/>return Counter(neigbours).most_common()[0][0][1]</text:span></text:p>
      <text:p text:style-name="P12"><text:span text:style-name="T115"/></text:p>
      <text:p text:style-name="P12"><text:span text:style-name="T116">#<text:s/></text:span><text:span text:style-name="T117">классификация тестовой выборки</text:span></text:p>
      <text:p text:style-name="P12"><text:span text:style-name="T118">def get_predictions(data_train, class_train, data_test, k):</text:span></text:p>
      <text:p text:style-name="P12"><text:span text:style-name="T118"><text:s text:c="4"/>predictions = []</text:span></text:p>
      <text:p text:style-name="P12"><text:span text:style-name="T118"><text:s text:c="4"/>for i in data_test:</text:span></text:p>
      <text:p text:style-name="P12"><text:span text:style-name="T118"><text:s text:c="8"/>neigbours = get_neighbours(i, data_train, class_train, k)</text:span></text:p>
      <text:p text:style-name="P12"><text:span text:style-name="T118"><text:s text:c="8"/>response = get_response(neigbours)</text:span></text:p>
      <text:p text:style-name="P12"><text:span text:style-name="T118"><text:s text:c="8"/>predictions.append(response)</text:span></text:p>
      <text:p text:style-name="P12"><text:span text:style-name="T118"><text:s text:c="4"/>return predictions</text:span></text:p>
      <text:p text:style-name="P12"><text:span text:style-name="T119"/></text:p>
      <text:p text:style-name="P12"><text:span text:style-name="T120">#<text:s/></text:span><text:span text:style-name="T121">измерение точности</text:span></text:p>
      <text:p text:style-name="P12"><text:span text:style-name="T122">def get_accuracy(data_train, class_train, data_test, class_test, k):</text:span></text:p>
      <text:p text:style-name="P12"><text:span text:style-name="T122"><text:s text:c="4"/>predictions = get_predictions(data_train, class_train, data_test, k)</text:span></text:p>
      <text:p text:style-name="P12"><text:span text:style-name="T122"><text:s text:c="4"/>mean = [i == j for i, j in zip(class_test, predictions)]</text:span></text:p>
      <text:p text:style-name="P12"><text:span text:style-name="T122"><text:s text:c="4"/>return sum(mean) / len(mean)</text:span></text:p>
      <text:p text:style-name="P12"><text:span text:style-name="T123"/></text:p>
      <text:p text:style-name="P12"><text:span text:style-name="T124">def main():</text:span></text:p>
      <text:p text:style-name="P12"><text:span text:style-name="T124"><text:s text:c="4"/>data_train, data_test, class_train, class_test = load_data("tranning.csv")</text:span></text:p>
      <text:p text:style-name="P12"><text:span text:style-name="T124"><text:s text:c="4"/>print('myKNClass', 'Accuracy: ', get_accuracy(data_train, class_train, data_test, class_test, 15))</text:span></text:p>
      <text:p text:style-name="P12"><text:span text:style-name="T124"><text:s text:c="4"/>clf = KNeighborsClassifier(n_neighbors=15)</text:span></text:p>
      <text:p text:style-name="P12"><text:span text:style-name="T124"><text:s text:c="4"/>clf.fit(data_train, class_train)</text:span></text:p>
      <text:p text:style-name="P12"><text:span text:style-name="T124"><text:s text:c="4"/>print('sklKNClass', 'Accuracy: ', clf.score(data_test, class_test))</text:span></text:p>
      <text:p text:style-name="P12"><text:span text:style-name="T125"/></text:p>
      <text:p text:style-name="P12"><text:span text:style-name="T126">main()</text:span></text:p>
      <text:p text:style-name="P13"><text:span text:style-name="T127"/></text:p>
      <text:p text:style-name="P13"><text:span text:style-name="T128">Вывод программы:</text:span></text:p>
      <text:p text:style-name="P13"><text:span text:style-name="T128">Базовый датасет</text:span></text:p>
      <text:p text:style-name="P13"><text:span text:style-name="T129">myKNClass Accuracy:<text:s text:c="2"/>0.543637194425</text:span></text:p>
      <text:p text:style-name="P13"><text:span text:style-name="T129">sklKNClass Accuracy:<text:s text:c="2"/>0.570824765821</text:span></text:p>
      <text:p text:style-name="P13"><text:span text:style-name="T130">Измененный датасет:</text:span></text:p>
      <text:p text:style-name="P13"><text:span text:style-name="T131">myKNClass Accuracy:<text:s text:c="2"/>0.763422435458</text:span></text:p>
      <text:p text:style-name="P13"><text:span text:style-name="T131">sklKNClass Accuracy:<text:s text:c="2"/>0.8118574366</text:span></text:p>
      <text:p text:style-name="P13"><text:span text:style-name="T132"/></text:p>
      <text:p text:style-name="P13"><text:span text:style-name="T133">5.<text:s/></text:span><text:span text:style-name="T134">Вывод</text:span></text:p>
      <text:p text:style-name="P13"><text:span text:style-name="T135">Результаты работы показали, что библиотечная реализация является более точной в обоих случаях, что логично, так как в ней наверняка учтены различные моменты. Малая точность первого алгоритма (</text:span><text:span text:style-name="T136">Naive Bayes</text:span><text:span text:style-name="T137">) обусловлена, как я думаю, тем, что из 10 классов первые два встречаются в 90% случаев.</text:span></text:p>
      <text:p text:style-name="P13"><text:span text:style-name="T137">Вероятно из-за большой частоты всего двух случаев Nearest Neighbours показал неплохую точность, однако крайне долго работал (порядка получаса).</text:span></text:p>
      <text:p text:style-name="P13"><text:span text:style-name="T137">Так же стоит заметить, что точность зависит от того, какие данные мы подаем в алгоритм. Имеющий большое число избыточных данных первый датасет, явно проигрывает в плане получения точного распознования по нему, нежели датасет составленный мной (на основе базового)</text:span></text:p>
      <text:p text:style-name="P13"><text:span text:style-name="T138"/></text:p>
      <text:p text:style-name="P13"><text:span text:style-name="T1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